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938b" officeooo:paragraph-rsid="0015938b"/>
    </style:style>
    <style:style style:name="P2" style:family="paragraph" style:parent-style-name="Standard">
      <style:text-properties officeooo:rsid="00176b2b" officeooo:paragraph-rsid="00176b2b"/>
    </style:style>
    <style:style style:name="P3" style:family="paragraph">
      <loext:graphic-properties draw:fill="none" draw:fill-color="#ff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in" fo:margin-right="0in" fo:margin-top="0in" fo:margin-bottom="0in" fo:line-height="100%" fo:text-indent="0in"/>
    </style:style>
    <style:style style:name="P7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8169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1in" svg:stroke-color="#ff0000" draw:marker-start="" draw:marker-start-width="0.3799in" draw:marker-start-center="false" draw:marker-end="" draw:marker-end-width="0.3799in" draw:marker-end-center="false" draw:fill="none" draw:fill-color="#ff0000" draw:textarea-horizontal-align="justify" draw:textarea-vertical-align="middle" fo:padding-top="0.0992in" fo:padding-bottom="0.0992in" fo:padding-left="0.1484in" fo:padding-right="0.14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764in" fo:min-width="0.1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807in" fo:min-width="0.167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807in" fo:min-width="0.167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807in" fo:min-width="0.154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0764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807in" fo:min-width="0.237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807in" fo:min-width="0.167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807in" fo:min-width="0.167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2807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807in" fo:min-width="0.18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0" draw:name="Shape2" draw:style-name="gr1"><draw:g draw:style-name="gr2"><draw:line draw:style-name="gr3" draw:text-style-name="P3" svg:x1="1.8512in" svg:y1="0.6252in" svg:x2="5.1012in" svg:y2="0.6252in"><text:p/></draw:line><draw:line draw:style-name="gr4" draw:text-style-name="P4" svg:x1="0.1012in" svg:y1="0.6252in" svg:x2="6.9012in" svg:y2="0.6252in"><text:p/></draw:line></draw:g><draw:custom-shape draw:style-name="gr5" draw:text-style-name="P5" svg:width="0.6004in" svg:height="0.5504in" svg:x="3.1512in" svg:y="0.0252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6" draw:text-style-name="P7" svg:width="0.3657in" svg:height="0.387in" svg:x="0.7512in" svg:y="0.0752in"><draw:text-box><text:p text:style-name="P6"><text:span text:style-name="T2">X</text:span></text:p></draw:text-box></draw:frame><draw:frame draw:style-name="gr7" draw:text-style-name="P7" svg:width="0.3657in" svg:height="0.387in" svg:x="2.3012in" svg:y="0.0752in"><draw:text-box><text:p text:style-name="P6"><text:span text:style-name="T2">Y</text:span></text:p></draw:text-box></draw:frame><draw:frame draw:style-name="gr8" draw:text-style-name="P7" svg:width="0.3516in" svg:height="0.387in" svg:x="4.4012in" svg:y="0.0752in"><draw:text-box><text:p text:style-name="P6"><text:span text:style-name="T2">Z</text:span></text:p></draw:text-box></draw:frame><draw:custom-shape draw:style-name="gr9" draw:text-style-name="P8" svg:width="0.4004in" svg:height="0.3504in" svg:x="4.1512in" svg:y="0.6752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10" draw:text-style-name="P7" svg:width="0.435in" svg:height="0.387in" svg:x="4.1512in" svg:y="1.0252in"><draw:text-box><text:p text:style-name="P6"><text:span text:style-name="T2">W</text:span></text:p></draw:text-box></draw:frame><draw:frame draw:style-name="gr11" draw:text-style-name="P7" svg:width="0.3657in" svg:height="0.387in" svg:x="-0.0626in" svg:y="0.6969in"><draw:text-box><text:p text:style-name="P6"><text:span text:style-name="T2">A</text:span></text:p></draw:text-box></draw:frame><draw:frame draw:style-name="gr12" draw:text-style-name="P7" svg:width="0.3657in" svg:height="0.387in" svg:x="1.6874in" svg:y="0.6969in"><draw:text-box><text:p text:style-name="P6"><text:span text:style-name="T2">B</text:span></text:p></draw:text-box></draw:frame><draw:frame draw:style-name="gr13" draw:text-style-name="P7" svg:width="0.3776in" svg:height="0.387in" svg:x="3.274in" svg:y="0.6969in"><draw:text-box><text:p text:style-name="P6"><text:span text:style-name="T2">C</text:span></text:p></draw:text-box></draw:frame><draw:frame draw:style-name="gr14" draw:text-style-name="P7" svg:width="0.3795in" svg:height="0.387in" svg:x="4.9012in" svg:y="0.6969in"><draw:text-box><text:p text:style-name="P6"><text:span text:style-name="T2">D</text:span></text:p></draw:text-box></draw:frame></draw:g>X: the distance/time between the camp site prior to the no camping area and the no camping area <text:span text:style-name="T1">(A to B)</text:span></text:p>
      <text:p text:style-name="P1">Y: the distance/time between the start of the no camping area and the proposed camp site <text:span text:style-name="T1">(B to C)</text:span></text:p>
      <text:p text:style-name="P1">Z: the distance/time between the proposed camp site and the end of the no camping area <text:span text:style-name="T1">(C to D plus any distance/time incurred by W)</text:span></text:p>
      <text:p text:style-name="P1">W: other various events or constraints such as a linger, resupply, offtrail, arriveBefore, mustStop</text:p>
      <text:p text:style-name="P1"/>
      <text:p text:style-name="P1">X represents the most time gained if it is determined to length the hiking days prior to the no camping area.</text:p>
      <text:p text:style-name="P1"/>
      <text:p text:style-name="P1">Z + W (where W could be an off trail resupply or a linger) represent the total distance or time needed to get through the no camping area.</text:p>
      <text:p text:style-name="P1"/>
      <text:p text:style-name="P1">If W is an offtrail or a mustStop the Z – W is the time needed to effectively get out of the no camping area.</text:p>
      <text:p text:style-name="P1"/>
      <text:p text:style-name="P2">If it is determined that it is needed to camp just before the no camping area, is it better shorten the current day (moving point C to B) or lengthen the previous days (moving point A to B)? Under what conditions is it better to the former than the latter?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05:52:25.268598343</meta:creation-date>
    <dc:date>2018-12-06T06:29:05.191574080</dc:date>
    <meta:editing-duration>PT20M3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202" meta:character-count="1044" meta:non-whitespace-character-count="849"/>
  </office:meta>
</office:document-meta>
</file>